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813in" fo:margin-left="1.1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4688in"/>
    </style:style>
    <style:style style:name="Table1.A1" style:family="table-cell">
      <style:table-cell-properties fo:padding="0.0382in" fo:border="none" style:writing-mode="page"/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2.B2" style:family="table-cell">
      <style:table-cell-properties fo:background-color="transparent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12.A3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2.B3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6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.9368in" style:rel-column-width="18330*"/>
    </style:style>
    <style:style style:name="Table6.B" style:family="table-column">
      <style:table-column-properties style:column-width="4.9882in" style:rel-column-width="47205*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5" style:family="table-row">
      <style:table-row-properties fo:background-color="transparent">
        <style:background-image/>
      </style:table-row-properties>
    </style:style>
    <style:style style:name="Table6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368in" style:rel-column-width="18330*"/>
    </style:style>
    <style:style style:name="Table2.B" style:family="table-column">
      <style:table-column-properties style:column-width="4.9882in" style:rel-column-width="47205*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1.9368in" style:rel-column-width="18330*"/>
    </style:style>
    <style:style style:name="Table3.B" style:family="table-column">
      <style:table-column-properties style:column-width="4.9882in" style:rel-column-width="47205*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9368in" style:rel-column-width="18330*"/>
    </style:style>
    <style:style style:name="Table4.B" style:family="table-column">
      <style:table-column-properties style:column-width="4.9882in" style:rel-column-width="47205*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9368in" style:rel-column-width="18330*"/>
    </style:style>
    <style:style style:name="Table5.B" style:family="table-column">
      <style:table-column-properties style:column-width="4.9882in" style:rel-column-width="47205*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5" style:family="table-row">
      <style:table-row-properties style:min-row-height="0.6042in"/>
    </style:style>
    <style:style style:name="Table5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9368in" style:rel-column-width="18330*"/>
    </style:style>
    <style:style style:name="Table7.B" style:family="table-column">
      <style:table-column-properties style:column-width="4.9882in" style:rel-column-width="47205*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9368in" style:rel-column-width="18330*"/>
    </style:style>
    <style:style style:name="Table8.B" style:family="table-column">
      <style:table-column-properties style:column-width="4.9882in" style:rel-column-width="47205*"/>
    </style:style>
    <style:style style:name="Table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9368in" style:rel-column-width="18330*"/>
    </style:style>
    <style:style style:name="Table9.B" style:family="table-column">
      <style:table-column-properties style:column-width="4.9882in" style:rel-column-width="47205*"/>
    </style:style>
    <style:style style:name="Table9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9368in" style:rel-column-width="18330*"/>
    </style:style>
    <style:style style:name="Table10.B" style:family="table-column">
      <style:table-column-properties style:column-width="4.9882in" style:rel-column-width="47205*"/>
    </style:style>
    <style:style style:name="Table10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9368in" style:rel-column-width="18330*"/>
    </style:style>
    <style:style style:name="Table11.B" style:family="table-column">
      <style:table-column-properties style:column-width="4.9882in" style:rel-column-width="47205*"/>
    </style:style>
    <style:style style:name="Table1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text-properties officeooo:rsid="008f3612" officeooo:paragraph-rsid="008f3612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8f9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4708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55ce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b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bb1d" officeooo:paragraph-rsid="002db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2fb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320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88b58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ee3ac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0ca7d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7c3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99e7f" officeooo:paragraph-rsid="00a99e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a0fce" officeooo:paragraph-rsid="00aa0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23f2" officeooo:paragraph-rsid="00272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1b67c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5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6b69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9a8e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a34a" officeooo:paragraph-rsid="00b4a3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0e4b6" officeooo:paragraph-rsid="00c0e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758aa" officeooo:paragraph-rsid="00c758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82854" officeooo:paragraph-rsid="00c82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ae9d1" officeooo:paragraph-rsid="00cae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1614d" officeooo:paragraph-rsid="00d161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247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4d72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60ca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7b52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066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1b6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36b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49a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8f9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a0fce" officeooo:paragraph-rsid="00aa0f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text-properties fo:font-size="18pt" fo:font-weight="bold" officeooo:rsid="0090d0d6" officeooo:paragraph-rsid="0090d0d6" style:font-size-asian="18pt" style:font-weight-asian="bold" style:font-size-complex="18pt" style:font-weight-complex="bold"/>
    </style:style>
    <style:style style:name="P62" style:family="paragraph" style:parent-style-name="Text_20_body">
      <style:text-properties officeooo:paragraph-rsid="001e51d3"/>
    </style:style>
    <style:style style:name="P63" style:family="paragraph" style:parent-style-name="Standard">
      <style:text-properties officeooo:paragraph-rsid="00b49a8e"/>
    </style:style>
    <style:style style:name="P64" style:family="paragraph" style:parent-style-name="Standard">
      <style:text-properties officeooo:paragraph-rsid="007b524e"/>
    </style:style>
    <style:style style:name="P6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c0e4b6" officeooo:paragraph-rsid="00c0e4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ext_20_body">
      <style:text-properties officeooo:paragraph-rsid="00c0e4b6"/>
    </style:style>
    <style:style style:name="P67" style:family="paragraph" style:parent-style-name="Heading_20_1" style:master-page-name="First_20_Page">
      <style:paragraph-properties fo:text-align="center" style:justify-single-word="false" style:page-number="auto"/>
      <style:text-properties fo:background-color="transparent"/>
    </style:style>
    <style:style style:name="P68" style:family="paragraph" style:parent-style-name="Heading_20_1">
      <style:paragraph-properties fo:text-align="center" style:justify-single-word="false"/>
      <style:text-properties fo:background-color="transparent"/>
    </style:style>
    <style:style style:name="P69" style:family="paragraph" style:parent-style-name="Heading_20_1">
      <style:paragraph-properties fo:text-align="center" style:justify-single-word="false"/>
      <style:text-properties fo:font-size="20pt" fo:background-color="transparent" style:font-size-asian="20pt" style:font-size-complex="20pt"/>
    </style:style>
    <style:style style:name="P70" style:family="paragraph" style:parent-style-name="Heading_20_1">
      <style:text-properties officeooo:paragraph-rsid="001e51d3"/>
    </style:style>
    <style:style style:name="P71" style:family="paragraph" style:parent-style-name="Heading_20_1" style:master-page-name="Standard">
      <style:paragraph-properties style:page-number="1" fo:break-before="page"/>
      <style:text-properties officeooo:rsid="00c0e4b6" officeooo:paragraph-rsid="00c0e4b6" fo:background-color="#f7d1d5"/>
    </style:style>
    <style:style style:name="P72" style:family="paragraph" style:parent-style-name="Heading_20_2">
      <style:text-properties officeooo:paragraph-rsid="0093f1d8"/>
    </style:style>
    <style:style style:name="P73" style:family="paragraph" style:parent-style-name="Heading_20_2">
      <style:text-properties officeooo:paragraph-rsid="00b06645"/>
    </style:style>
    <style:style style:name="P74" style:family="paragraph" style:parent-style-name="Heading_20_3">
      <style:text-properties officeooo:paragraph-rsid="00388b58"/>
    </style:style>
    <style:style style:name="P75" style:family="paragraph" style:parent-style-name="Heading_20_3">
      <style:text-properties officeooo:rsid="0060ca7d" officeooo:paragraph-rsid="0060ca7d"/>
    </style:style>
    <style:style style:name="P76" style:family="paragraph" style:parent-style-name="Heading_20_3">
      <style:text-properties officeooo:rsid="0028f927"/>
    </style:style>
    <style:style style:name="P77" style:family="paragraph" style:parent-style-name="Heading_20_3">
      <style:text-properties officeooo:rsid="0048e958" officeooo:paragraph-rsid="0048e958"/>
    </style:style>
    <style:style style:name="P78" style:family="paragraph" style:parent-style-name="Heading_20_3">
      <style:text-properties officeooo:paragraph-rsid="007b167b"/>
    </style:style>
    <style:style style:name="P79" style:family="paragraph" style:parent-style-name="Heading_20_3">
      <style:text-properties officeooo:rsid="00b06645" officeooo:paragraph-rsid="00b06645"/>
    </style:style>
    <style:style style:name="P80" style:family="paragraph" style:parent-style-name="Heading_20_3">
      <style:text-properties officeooo:rsid="00b1b67c" officeooo:paragraph-rsid="00b1b67c"/>
    </style:style>
    <style:style style:name="P81" style:family="paragraph" style:parent-style-name="Heading_20_3">
      <style:text-properties officeooo:rsid="00b36b69" officeooo:paragraph-rsid="00b36b69"/>
    </style:style>
    <style:style style:name="P82" style:family="paragraph" style:parent-style-name="Heading_20_3">
      <style:text-properties officeooo:rsid="00b49a8e" officeooo:paragraph-rsid="00b49a8e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1614d" officeooo:paragraph-rsid="00d161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42909" officeooo:paragraph-rsid="00d429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82854" officeooo:paragraph-rsid="00c82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24708"/>
    </style:style>
    <style:style style:name="T2" style:family="text">
      <style:text-properties officeooo:rsid="002a96d2"/>
    </style:style>
    <style:style style:name="T3" style:family="text">
      <style:text-properties officeooo:rsid="002ba30b"/>
    </style:style>
    <style:style style:name="T4" style:family="text">
      <style:text-properties officeooo:rsid="002f4dfb"/>
    </style:style>
    <style:style style:name="T5" style:family="text">
      <style:text-properties officeooo:rsid="00320bc8"/>
    </style:style>
    <style:style style:name="T6" style:family="text">
      <style:text-properties officeooo:rsid="00388b58"/>
    </style:style>
    <style:style style:name="T7" style:family="text">
      <style:text-properties officeooo:rsid="00418d9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5e961b" style:font-style-asian="italic" style:font-style-complex="italic"/>
    </style:style>
    <style:style style:name="T10" style:family="text">
      <style:text-properties fo:font-style="italic" officeooo:rsid="00aa0fce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4d72fc"/>
    </style:style>
    <style:style style:name="T13" style:family="text">
      <style:text-properties officeooo:rsid="005004f0"/>
    </style:style>
    <style:style style:name="T14" style:family="text">
      <style:text-properties officeooo:rsid="0051aaaa"/>
    </style:style>
    <style:style style:name="T15" style:family="text">
      <style:text-properties officeooo:rsid="005322d9"/>
    </style:style>
    <style:style style:name="T16" style:family="text">
      <style:text-properties officeooo:rsid="005996c7"/>
    </style:style>
    <style:style style:name="T17" style:family="text">
      <style:text-properties officeooo:rsid="005d837f"/>
    </style:style>
    <style:style style:name="T18" style:family="text">
      <style:text-properties officeooo:rsid="005e961b"/>
    </style:style>
    <style:style style:name="T19" style:family="text">
      <style:text-properties officeooo:rsid="0060ca7d"/>
    </style:style>
    <style:style style:name="T20" style:family="text">
      <style:text-properties officeooo:rsid="00339a6c" fo:background-color="#e0c2cd" loext:char-shading-value="0"/>
    </style:style>
    <style:style style:name="T21" style:family="text">
      <style:text-properties officeooo:rsid="001e51d3" fo:background-color="#e0c2cd" loext:char-shading-value="0"/>
    </style:style>
    <style:style style:name="T22" style:family="text">
      <style:text-properties officeooo:rsid="00716b7c"/>
    </style:style>
    <style:style style:name="T23" style:family="text">
      <style:text-properties officeooo:rsid="00781b17"/>
    </style:style>
    <style:style style:name="T24" style:family="text">
      <style:text-properties officeooo:rsid="00796e57"/>
    </style:style>
    <style:style style:name="T25" style:family="text">
      <style:text-properties officeooo:rsid="007ac6db"/>
    </style:style>
    <style:style style:name="T26" style:family="text">
      <style:text-properties officeooo:rsid="007ad3ce"/>
    </style:style>
    <style:style style:name="T27" style:family="text">
      <style:text-properties officeooo:rsid="007b167b"/>
    </style:style>
    <style:style style:name="T28" style:family="text">
      <style:text-properties officeooo:rsid="007b524e"/>
    </style:style>
    <style:style style:name="T29" style:family="text">
      <style:text-properties officeooo:rsid="007bb048"/>
    </style:style>
    <style:style style:name="T30" style:family="text">
      <style:text-properties officeooo:rsid="0082abe3"/>
    </style:style>
    <style:style style:name="T31" style:family="text">
      <style:text-properties officeooo:rsid="008daaba"/>
    </style:style>
    <style:style style:name="T32" style:family="text">
      <style:text-properties officeooo:rsid="00aa0fce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aaaa9c" style:font-weight-asian="normal" style:font-weight-complex="normal"/>
    </style:style>
    <style:style style:name="T35" style:family="text">
      <style:text-properties fo:font-weight="normal" officeooo:rsid="00aad54f" style:font-weight-asian="normal" style:font-weight-complex="normal"/>
    </style:style>
    <style:style style:name="T36" style:family="text">
      <style:text-properties fo:font-weight="normal" officeooo:rsid="00c5a010" style:font-weight-asian="normal" style:font-weight-complex="normal"/>
    </style:style>
    <style:style style:name="T37" style:family="text">
      <style:text-properties officeooo:rsid="00ab4c48"/>
    </style:style>
    <style:style style:name="T38" style:family="text">
      <style:text-properties officeooo:rsid="00b36b69"/>
    </style:style>
    <style:style style:name="T39" style:family="text">
      <style:text-properties officeooo:rsid="00b49a8e"/>
    </style:style>
    <style:style style:name="T40" style:family="text">
      <style:text-properties officeooo:rsid="00b4a34a"/>
    </style:style>
    <style:style style:name="T41" style:family="text">
      <style:text-properties officeooo:rsid="00b62d74"/>
    </style:style>
    <style:style style:name="T42" style:family="text">
      <style:text-properties officeooo:rsid="00b8f339"/>
    </style:style>
    <style:style style:name="T43" style:family="text">
      <style:text-properties officeooo:rsid="00bd7265"/>
    </style:style>
    <style:style style:name="T44" style:family="text">
      <style:text-properties officeooo:rsid="00bdc467"/>
    </style:style>
    <style:style style:name="T45" style:family="text">
      <style:text-properties officeooo:rsid="00c0e4b6" fo:background-color="transparent" loext:char-shading-value="0"/>
    </style:style>
    <style:style style:name="T46" style:family="text">
      <style:text-properties officeooo:rsid="00b06645"/>
    </style:style>
    <style:style style:name="T47" style:family="text">
      <style:text-properties officeooo:rsid="00c758aa"/>
    </style:style>
    <style:style style:name="T48" style:family="text">
      <style:text-properties officeooo:rsid="00c82854"/>
    </style:style>
    <style:style style:name="T49" style:family="text">
      <style:text-properties officeooo:rsid="00c98bf1"/>
    </style:style>
    <style:style style:name="T50" style:family="text">
      <style:text-properties officeooo:rsid="00cae9d1"/>
    </style:style>
    <style:style style:name="T51" style:family="text">
      <style:text-properties officeooo:rsid="00cc82b2"/>
    </style:style>
    <style:style style:name="T52" style:family="text">
      <style:text-properties officeooo:rsid="00cce110"/>
    </style:style>
    <style:style style:name="T53" style:family="text">
      <style:text-properties officeooo:rsid="00ce04cd"/>
    </style:style>
    <style:style style:name="T54" style:family="text">
      <style:text-properties officeooo:rsid="00d1614d"/>
    </style:style>
    <style:style style:name="T55" style:family="text">
      <style:text-properties officeooo:rsid="00d30eae"/>
    </style:style>
    <style:style style:name="T56" style:family="text">
      <style:text-properties officeooo:rsid="00d335f8"/>
    </style:style>
    <style:style style:name="T57" style:family="text">
      <style:text-properties officeooo:rsid="00d4afe7"/>
    </style:style>
    <style:style style:name="T58" style:family="text">
      <style:text-properties officeooo:rsid="00d567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/>
      <text:h text:style-name="P68" text:outline-level="1"/>
      <text:h text:style-name="P69" text:outline-level="1">Progress Report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1">Nama</text:p>
          </table:table-cell>
          <table:table-cell table:style-name="Table1.A1" office:value-type="string">
            <text:p text:style-name="P61">:</text:p>
          </table:table-cell>
          <table:table-cell table:style-name="Table1.A1" office:value-type="string">
            <text:p text:style-name="P61">Rifdi Andzar Nazhara</text:p>
          </table:table-cell>
        </table:table-row>
        <table:table-row>
          <table:table-cell table:style-name="Table1.A1" office:value-type="string">
            <text:p text:style-name="P61">Nomor Urut</text:p>
          </table:table-cell>
          <table:table-cell table:style-name="Table1.A1" office:value-type="string">
            <text:p text:style-name="P61">:</text:p>
          </table:table-cell>
          <table:table-cell table:style-name="Table1.A1" office:value-type="string">
            <text:p text:style-name="P61">009</text:p>
          </table:table-cell>
        </table:table-row>
        <table:table-row>
          <table:table-cell table:style-name="Table1.A1" office:value-type="string">
            <text:p text:style-name="P61">Judul Project</text:p>
          </table:table-cell>
          <table:table-cell table:style-name="Table1.A1" office:value-type="string">
            <text:p text:style-name="P61">:</text:p>
          </table:table-cell>
          <table:table-cell table:style-name="Table1.A1" office:value-type="string">
            <text:p text:style-name="P61">Kanva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70" text:outline-level="1" text:is-list-header="true"/>
      <text:p text:style-name="P62"/>
      <text:p text:style-name="P62"/>
      <text:p text:style-name="P62"/>
      <text:p text:style-name="P62"/>
      <text:p text:style-name="P62"/>
      <text:h text:style-name="P71" text:outline-level="1">Commit History</text:h>
      <table:table table:name="Table12" table:style-name="Table12" table:template-name="Box List Blue">
        <table:table-column table:style-name="Table12.A"/>
        <table:table-column table:style-name="Table12.B"/>
        <table:table-row>
          <table:table-cell table:style-name="Table12.A1" office:value-type="string">
            <text:p text:style-name="P65">Deskripsi</text:p>
          </table:table-cell>
          <table:table-cell table:style-name="Table12.A1" office:value-type="string">
            <text:p text:style-name="P65">Link</text:p>
          </table:table-cell>
        </table:table-row>
        <table:table-row table:style-name="Table12.2">
          <table:table-cell table:style-name="Table12.A2" office:value-type="string">
            <text:p text:style-name="P46">- Halaman-halaman utama (user, login, artwork dan homepage).</text:p>
          </table:table-cell>
          <table:table-cell table:style-name="Table12.B2" office:value-type="string">
            <text:p text:style-name="P66"><text:a xlink:type="simple" xlink:href="https://github.com/rfdzan/009-Rifdi-Andzar-Nazhara/releases/tag/progress_1" text:style-name="Internet_20_link" text:visited-style-name="Visited_20_Internet_20_Link"><text:span text:style-name="T45">progress_1</text:span></text:a></text:p>
          </table:table-cell>
        </table:table-row>
        <table:table-row>
          <table:table-cell table:style-name="Table12.A3" office:value-type="string">
            <text:p text:style-name="P46">- Model dan database migration.</text:p>
          </table:table-cell>
          <table:table-cell table:style-name="Table12.B3" office:value-type="string">
            <text:p text:style-name="P66"><text:a xlink:type="simple" xlink:href="https://github.com/rfdzan/009-Rifdi-Andzar-Nazhara/releases/tag/progress_2" text:style-name="Internet_20_link" text:visited-style-name="Visited_20_Internet_20_Link"><text:span text:style-name="T45">progress_2</text:span></text:a></text:p>
          </table:table-cell>
        </table:table-row>
      </table:table>
      <text:h text:style-name="P70" text:outline-level="1" text:is-list-header="true"><text:span text:style-name="T20">Deskripsi dan Progress </text:span><text:span text:style-name="T21">Fitur</text:span></text:h>
      <text:h text:style-name="P72" text:outline-level="2">Autentikasi <text:span text:style-name="T1">(</text:span><text:span text:style-name="T31">10</text:span><text:span text:style-name="T1">%)</text:span></text:h>
      <text:h text:style-name="P74" text:outline-level="3"><text:span text:style-name="T6">Logi</text:span><text:span text:style-name="T19">n</text:span></text:h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p text:style-name="P53">Teknis</text:p>
          </table:table-cell>
          <table:table-cell table:style-name="Table6.A1" office:value-type="string">
            <text:p text:style-name="P53">Progress / <text:span text:style-name="T3">Deskripsi</text:span></text:p>
          </table:table-cell>
        </table:table-row>
        <table:table-row table:style-name="Table6.2">
          <table:table-cell table:style-name="Table6.A2" office:value-type="string">
            <text:p text:style-name="P5">Routing</text:p>
          </table:table-cell>
          <table:table-cell table:style-name="Table6.B2" office:value-type="string">
            <text:p text:style-name="P5">/<text:span text:style-name="T17">registration</text:span></text:p>
          </table:table-cell>
        </table:table-row>
        <table:table-row table:style-name="Table6.2">
          <table:table-cell table:style-name="Table6.A3" office:value-type="string">
            <text:p text:style-name="P25">UI</text:p>
          </table:table-cell>
          <table:table-cell table:style-name="Table6.B3" office:value-type="string">
            <text:p text:style-name="P25"><text:span text:style-name="T18">D</text:span>esain halaman sederhana <text:span text:style-name="T18">meliputi dua </text:span><text:span text:style-name="T9">input field</text:span><text:span text:style-name="T18">: username dan password lalu sebuah tombol </text:span><text:span text:style-name="T9">login.</text:span></text:p>
          </table:table-cell>
        </table:table-row>
        <table:table-row table:style-name="Table6.2">
          <table:table-cell table:style-name="Table6.A2" office:value-type="string">
            <text:p text:style-name="P25">Bentuk interaksi</text:p>
          </table:table-cell>
          <table:table-cell table:style-name="Table6.B2" office:value-type="string">
            <text:p text:style-name="P26">Melalui dua <text:span text:style-name="T8">input field</text:span> username dan password, data di<text:span text:style-name="T24">k</text:span>irim <text:span text:style-name="T23">dan divalidasi </text:span>saat pengguna klik tombol <text:span text:style-name="T8">login.</text:span></text:p>
          </table:table-cell>
        </table:table-row>
        <table:table-row table:style-name="Table6.5">
          <table:table-cell table:style-name="Table6.A5" office:value-type="string">
            <text:p text:style-name="P5">Business logic</text:p>
          </table:table-cell>
          <table:table-cell table:style-name="Table6.B3" office:value-type="string">
            <text:p text:style-name="P5">Belum ada.</text:p>
          </table:table-cell>
        </table:table-row>
      </table:table>
      <text:h text:style-name="P75" text:outline-level="3">Sign up</text:h>
      <table:table table:name="Table2" table:style-name="Table2" table:template-name="Simple Grid Rows">
        <table:table-column table:style-name="Table2.A"/>
        <table:table-column table:style-name="Table2.B"/>
        <table:table-row>
          <table:table-cell table:style-name="Table2.A1" office:value-type="string">
            <text:p text:style-name="P53">Teknis</text:p>
          </table:table-cell>
          <table:table-cell table:style-name="Table2.A1" office:value-type="string">
            <text:p text:style-name="P53">Progress / <text:span text:style-name="T3">Deskripsi</text:span></text:p>
          </table:table-cell>
        </table:table-row>
        <table:table-row table:style-name="Table2.2">
          <table:table-cell table:style-name="Table2.A2" office:value-type="string">
            <text:p text:style-name="P5">Routing</text:p>
          </table:table-cell>
          <table:table-cell table:style-name="Table2.A2" office:value-type="string">
            <text:p text:style-name="P27">Belum ada.</text:p>
          </table:table-cell>
        </table:table-row>
        <table:table-row table:style-name="Table2.2">
          <table:table-cell table:style-name="Table2.A3" office:value-type="string">
            <text:p text:style-name="P25">UI</text:p>
          </table:table-cell>
          <table:table-cell table:style-name="Table2.A3" office:value-type="string">
            <text:p text:style-name="P27">Belum ada.</text:p>
          </table:table-cell>
        </table:table-row>
        <table:table-row table:style-name="Table2.2">
          <table:table-cell table:style-name="Table2.A2" office:value-type="string">
            <text:p text:style-name="P25">Bentuk interaksi</text:p>
          </table:table-cell>
          <table:table-cell table:style-name="Table2.A2" office:value-type="string">
            <text:p text:style-name="P27">Belum ada.</text:p>
          </table:table-cell>
        </table:table-row>
        <table:table-row>
          <table:table-cell table:style-name="Table2.A5" office:value-type="string">
            <text:p text:style-name="P5">Business logic</text:p>
          </table:table-cell>
          <table:table-cell table:style-name="Table2.A5" office:value-type="string">
            <text:p text:style-name="P5">Belum ada.</text:p>
          </table:table-cell>
        </table:table-row>
      </table:table>
      <text:h text:style-name="Heading_20_2" text:outline-level="2">Upload <text:span text:style-name="T25">(</text:span><text:span text:style-name="T49">50</text:span><text:span text:style-name="T25">%)</text:span></text:h>
      <table:table table:name="Table3" table:style-name="Table3" table:template-name="Simple Grid Rows">
        <table:table-column table:style-name="Table3.A"/>
        <table:table-column table:style-name="Table3.B"/>
        <table:table-row>
          <table:table-cell table:style-name="Table3.A1" office:value-type="string">
            <text:p text:style-name="P51">Teknis</text:p>
          </table:table-cell>
          <table:table-cell table:style-name="Table3.A1" office:value-type="string">
            <text:p text:style-name="P51">Progress / <text:span text:style-name="T2">Deskripsi</text:span></text:p>
          </table:table-cell>
        </table:table-row>
        <table:table-row table:style-name="Table3.2">
          <table:table-cell table:style-name="Table3.A2" office:value-type="string">
            <text:p text:style-name="P3">Routing</text:p>
          </table:table-cell>
          <table:table-cell table:style-name="Table3.A2" office:value-type="string">
            <text:p text:style-name="P18"><text:span text:style-name="T4">/</text:span><text:span text:style-name="T16">{user}</text:span><text:span text:style-name="T4">/upload</text:span></text:p>
          </table:table-cell>
        </table:table-row>
        <table:table-row table:style-name="Table3.2">
          <table:table-cell table:style-name="Table3.A3" office:value-type="string">
            <text:p text:style-name="P18">UI</text:p>
          </table:table-cell>
          <table:table-cell table:style-name="Table3.A3" office:value-type="string">
            <text:p text:style-name="P32">*pop-up* file browser untuk memilih gambar.</text:p>
          </table:table-cell>
        </table:table-row>
        <table:table-row table:style-name="Table3.2">
          <table:table-cell table:style-name="Table3.A2" office:value-type="string">
            <text:p text:style-name="P11">Bentuk interaksi</text:p>
          </table:table-cell>
          <table:table-cell table:style-name="Table3.A2" office:value-type="string">
            <text:p text:style-name="P34">- Tombol <text:span text:style-name="T32">Submit dan Clear. Submit untuk mengunggah gambar dan tombol Clear untuk melakukan </text:span><text:span text:style-name="T10">reset</text:span><text:span text:style-name="T32"> gambar yang telah dipilih.</text:span></text:p>
            <text:p text:style-name="P33">- Penggu<text:span text:style-name="T37">na</text:span> dapat mengupload banyak gambar secara sekaligus.</text:p>
          </table:table-cell>
        </table:table-row>
        <table:table-row>
          <table:table-cell table:style-name="Table3.A5" office:value-type="string">
            <text:p text:style-name="P3">Business logic</text:p>
          </table:table-cell>
          <table:table-cell table:style-name="Table3.A5" office:value-type="string">
            <text:p text:style-name="P33">- Diatur oleh UploadController.</text:p>
            <text:p text:style-name="P60"><text:span text:style-name="T33">- </text:span><text:span text:style-name="T34">Interaksi lebih lanjut </text:span><text:span text:style-name="T35">akan </text:span><text:span text:style-name="T34">diatur lewat ‘upload.js’</text:span></text:p>
            <text:p text:style-name="P60"><text:span text:style-name="T33">- Hanya menerima file gambar lewat atribut “name</text:span><text:span text:style-name="T11">=</text:span><text:span text:style-name="T33">‘image/*”.</text:span></text:p>
            <text:p text:style-name="P60"><text:span text:style-name="T33">- </text:span><text:span text:style-name="T36">Mekanisme store telah diimplementasi pada UploadController. Setiap karya yang diupload muncul di homepage dan userpage.</text:span></text:p>
          </table:table-cell>
        </table:table-row>
      </table:table>
      <text:h text:style-name="Heading_20_2" text:outline-level="2"><text:soft-page-break/>Layouting <text:span text:style-name="T26">(</text:span><text:span text:style-name="T58">68</text:span><text:span text:style-name="T26">%)</text:span></text:h>
      <text:h text:style-name="P76" text:outline-level="3">Home page <text:span text:style-name="T47">(</text:span><text:span text:style-name="T54">80</text:span><text:span text:style-name="T47">%)</text:span></text:h>
      <table:table table:name="Table4" table:style-name="Table4" table:template-name="Simple Grid Rows">
        <table:table-column table:style-name="Table4.A"/>
        <table:table-column table:style-name="Table4.B"/>
        <table:table-row>
          <table:table-cell table:style-name="Table4.A1" office:value-type="string">
            <text:p text:style-name="P59">Teknis</text:p>
          </table:table-cell>
          <table:table-cell table:style-name="Table4.A1" office:value-type="string">
            <text:p text:style-name="P59">Progress / <text:span text:style-name="T14">Deskripsi</text:span></text:p>
          </table:table-cell>
        </table:table-row>
        <table:table-row table:style-name="Table4.2">
          <table:table-cell table:style-name="Table4.A2" office:value-type="string">
            <text:p text:style-name="P10">Routing</text:p>
          </table:table-cell>
          <table:table-cell table:style-name="Table4.A2" office:value-type="string">
            <text:p text:style-name="P21">/</text:p>
          </table:table-cell>
        </table:table-row>
        <table:table-row table:style-name="Table4.2">
          <table:table-cell table:style-name="Table4.A3" office:value-type="string">
            <text:p text:style-name="P21">UI</text:p>
          </table:table-cell>
          <table:table-cell table:style-name="Table4.A3" office:value-type="string">
            <text:p text:style-name="P50">- Tema warna sudah ditentukan</text:p>
            <text:p text:style-name="P50">- Logo sudah ditentukan <text:span text:style-name="T55">dan dipasang.</text:span></text:p>
            <text:p text:style-name="P50">- <text:span text:style-name="T55">Setiap gambar ditampilkan dalam sebuah </text:span><text:span text:style-name="T56">kotak</text:span><text:span text:style-name="T55"> dengan ukuran yang sama.</text:span></text:p>
          </table:table-cell>
        </table:table-row>
        <table:table-row table:style-name="Table4.2">
          <table:table-cell table:style-name="Table4.A2" office:value-type="string">
            <text:p text:style-name="P24">Bentuk interaksi</text:p>
          </table:table-cell>
          <table:table-cell table:style-name="Table4.A2" office:value-type="string">
            <text:p text:style-name="P21">- <text:span text:style-name="T5">Display karya ilustrator terbaru</text:span></text:p>
            <text:p text:style-name="P21">- <text:span text:style-name="T7">Setiap karya merupakan link menuju halaman karya yang lebih detail.</text:span></text:p>
          </table:table-cell>
        </table:table-row>
        <table:table-row>
          <table:table-cell table:style-name="Table4.A5" office:value-type="string">
            <text:p text:style-name="P10">Business logic</text:p>
          </table:table-cell>
          <table:table-cell table:style-name="Table4.A5" office:value-type="string">
            <text:p text:style-name="P15">- <text:span text:style-name="T47">Diatur oleh HomepageController.</text:span></text:p>
            <text:p text:style-name="P15">- <text:span text:style-name="T47">HomepageController melakukan statement SELECT pada database, lalu menarik id, user_id dan source dan menampilkan semua gambar yang ada.</text:span></text:p>
          </table:table-cell>
        </table:table-row>
      </table:table>
      <text:h text:style-name="P77" text:outline-level="3"><text:span text:style-name="T52">User</text:span> Page <text:span text:style-name="T50">(45%)</text:span></text:h>
      <table:table table:name="Table5" table:style-name="Table5" table:template-name="Simple Grid Rows">
        <table:table-column table:style-name="Table5.A"/>
        <table:table-column table:style-name="Table5.B"/>
        <table:table-row>
          <table:table-cell table:style-name="Table5.A1" office:value-type="string">
            <text:p text:style-name="P52">Teknis</text:p>
          </table:table-cell>
          <table:table-cell table:style-name="Table5.A1" office:value-type="string">
            <text:p text:style-name="P52">Progress / <text:span text:style-name="T13">Deskripsi</text:span></text:p>
          </table:table-cell>
        </table:table-row>
        <table:table-row table:style-name="Table5.2">
          <table:table-cell table:style-name="Table5.A2" office:value-type="string">
            <text:p text:style-name="P4">Routing</text:p>
          </table:table-cell>
          <table:table-cell table:style-name="Table5.A2" office:value-type="string">
            <text:p text:style-name="P19">/<text:span text:style-name="T12">{user}</text:span></text:p>
          </table:table-cell>
        </table:table-row>
        <table:table-row table:style-name="Table5.2">
          <table:table-cell table:style-name="Table5.A3" office:value-type="string">
            <text:p text:style-name="P19">UI</text:p>
          </table:table-cell>
          <table:table-cell table:style-name="Table5.A3" office:value-type="string">
            <text:p text:style-name="P19">Desain halaman sederhana.</text:p>
            <text:p text:style-name="P19">- <text:span text:style-name="T15">Halaman dibagi menjadi dua bagian, 70% sebelah kiri dan 30% sebelah kanan. Bagian kiri adalah tampilan karya dan bagian kanan adalah deskripsi </text:span><text:span text:style-name="T22">author/</text:span><text:span text:style-name="T15">illustrator.</text:span></text:p>
          </table:table-cell>
        </table:table-row>
        <table:table-row table:style-name="Table5.2">
          <table:table-cell table:style-name="Table5.A2" office:value-type="string">
            <text:p text:style-name="P22">Bentuk interaksi</text:p>
          </table:table-cell>
          <table:table-cell table:style-name="Table5.A2" office:value-type="string">
            <text:p text:style-name="P19">- <text:span text:style-name="T12">Display karya seorang ilustrator.</text:span></text:p>
            <text:p text:style-name="P19">- <text:span text:style-name="T12">Upload karya baru.</text:span></text:p>
            <text:p text:style-name="P19">- <text:span text:style-name="T7">Setiap karya merupakan link menuju halaman karya yang lebih detail.</text:span></text:p>
          </table:table-cell>
        </table:table-row>
        <table:table-row table:style-name="Table5.5">
          <table:table-cell table:style-name="Table5.A5" office:value-type="string">
            <text:p text:style-name="P4">Business logic</text:p>
          </table:table-cell>
          <table:table-cell table:style-name="Table5.A5" office:value-type="string">
            <text:p text:style-name="P16">- <text:span text:style-name="T47">Diatur oleh UserController.</text:span></text:p>
            <text:p text:style-name="P47">- Menarik data dari dua tabel <text:span text:style-name="T49">pada</text:span> database: user dan illustration. Pada kedua tabel dilakukan statement SELECT yang menarik semua ilustrasi dengan user_id tertentu yang ada di database sesuai dengan username. </text:p>
          </table:table-cell>
        </table:table-row>
      </table:table>
      <text:h text:style-name="P78" text:outline-level="3"><text:span text:style-name="T27">Artwork Pag</text:span><text:span text:style-name="T30">e </text:span><text:span text:style-name="T50">(</text:span><text:span text:style-name="T57">80</text:span><text:span text:style-name="T50">%)</text:span></text:h>
      <table:table table:name="Table7" table:style-name="Table7" table:template-name="Simple Grid Rows">
        <table:table-column table:style-name="Table7.A"/>
        <table:table-column table:style-name="Table7.B"/>
        <table:table-row>
          <table:table-cell table:style-name="Table7.A1" office:value-type="string">
            <text:p text:style-name="P54">Teknis</text:p>
          </table:table-cell>
          <table:table-cell table:style-name="Table7.A1" office:value-type="string">
            <text:p text:style-name="P54">Progress / <text:span text:style-name="T13">Deskripsi</text:span></text:p>
          </table:table-cell>
        </table:table-row>
        <table:table-row table:style-name="Table7.2">
          <table:table-cell table:style-name="Table7.A2" office:value-type="string">
            <text:p text:style-name="P6">Routing</text:p>
          </table:table-cell>
          <table:table-cell table:style-name="Table7.A2" office:value-type="string">
            <text:p text:style-name="P20">/<text:span text:style-name="T28">artwork?id={artwork_id}</text:span></text:p>
          </table:table-cell>
        </table:table-row>
        <table:table-row table:style-name="Table7.2">
          <table:table-cell table:style-name="Table7.A3" office:value-type="string">
            <text:p text:style-name="P20">UI</text:p>
          </table:table-cell>
          <table:table-cell table:style-name="Table7.A3" office:value-type="string">
            <text:p text:style-name="P84">- Merupakan sebuah halaman yang dibagi dua, sebelah kiri gambar dan sebelah kanan ada <text:span text:style-name="T8">card </text:span>untuk menampilkan deskripsi gambar, berikut author/ilustrator.</text:p>
          </table:table-cell>
        </table:table-row>
        <table:table-row table:style-name="Table7.2">
          <table:table-cell table:style-name="Table7.A2" office:value-type="string">
            <text:p text:style-name="P23">Bentuk interaksi</text:p>
          </table:table-cell>
          <table:table-cell table:style-name="Table7.A2" office:value-type="string">
            <text:p text:style-name="P28">Display karya.</text:p>
          </table:table-cell>
        </table:table-row>
        <table:table-row>
          <table:table-cell table:style-name="Table7.A5" office:value-type="string">
            <text:p text:style-name="P6">Business logic</text:p>
          </table:table-cell>
          <table:table-cell table:style-name="Table7.A5" office:value-type="string">
            <text:p text:style-name="P17">- <text:span text:style-name="T48">Diatur oleh ImageController.</text:span></text:p>
            <text:p text:style-name="P48">- Menarik data dari dua tabel pada database: user dan illustration.</text:p>
            <text:p text:style-name="P48">- Dari tabel user ditarik username sesuai dengan user_id yang ada pada tabel illustration. Username ditampilkan pada halaman <text:soft-page-break/>artwork beserta nama dan link author/ilustrator.</text:p>
          </table:table-cell>
        </table:table-row>
      </table:table>
      <text:p text:style-name="P64"/>
      <text:h text:style-name="P73" text:outline-level="2"><text:span text:style-name="T46">Model (80%)</text:span></text:h>
      <text:h text:style-name="P79" text:outline-level="3">Tabel ‘user’</text:h>
      <table:table table:name="Table8" table:style-name="Table8" table:template-name="Simple Grid Rows">
        <table:table-column table:style-name="Table8.A"/>
        <table:table-column table:style-name="Table8.B"/>
        <table:table-row>
          <table:table-cell table:style-name="Table8.A1" office:value-type="string">
            <text:p text:style-name="P55">Teknis</text:p>
          </table:table-cell>
          <table:table-cell table:style-name="Table8.A1" office:value-type="string">
            <text:p text:style-name="P55">Progress / <text:span text:style-name="T13">Deskripsi</text:span></text:p>
          </table:table-cell>
        </table:table-row>
        <table:table-row table:style-name="Table8.2">
          <table:table-cell table:style-name="Table8.A2" office:value-type="string">
            <text:p text:style-name="P35">Data</text:p>
          </table:table-cell>
          <table:table-cell table:style-name="Table8.A2" office:value-type="string">
            <text:p text:style-name="P35"><text:span text:style-name="T43">A</text:span>utentikasi login/signup.</text:p>
          </table:table-cell>
        </table:table-row>
        <table:table-row table:style-name="Table8.2">
          <table:table-cell table:style-name="Table8.A3" office:value-type="string">
            <text:p text:style-name="P35">Bentuk interaksi</text:p>
          </table:table-cell>
          <table:table-cell table:style-name="Table8.A3" office:value-type="string">
            <text:p text:style-name="P35">Aktivitas login/sign up.</text:p>
          </table:table-cell>
        </table:table-row>
        <table:table-row table:style-name="Table8.2">
          <table:table-cell table:style-name="Table8.A2" office:value-type="string">
            <text:p text:style-name="P39">HTTP Method</text:p>
          </table:table-cell>
          <table:table-cell table:style-name="Table8.A2" office:value-type="string">
            <text:p text:style-name="P39">- PUT</text:p>
            <text:p text:style-name="P39">- DELETE</text:p>
          </table:table-cell>
        </table:table-row>
        <table:table-row>
          <table:table-cell table:style-name="Table8.A5" office:value-type="string">
            <text:p text:style-name="P7"/>
          </table:table-cell>
          <table:table-cell table:style-name="Table8.A5" office:value-type="string">
            <text:p text:style-name="P12"/>
          </table:table-cell>
        </table:table-row>
      </table:table>
      <text:h text:style-name="P80" text:outline-level="3">Tabel ‘global_feed’</text:h>
      <table:table table:name="Table9" table:style-name="Table9" table:template-name="Simple Grid Rows">
        <table:table-column table:style-name="Table9.A"/>
        <table:table-column table:style-name="Table9.B"/>
        <table:table-row>
          <table:table-cell table:style-name="Table9.A1" office:value-type="string">
            <text:p text:style-name="P56">Teknis</text:p>
          </table:table-cell>
          <table:table-cell table:style-name="Table9.A1" office:value-type="string">
            <text:p text:style-name="P56">Progress / <text:span text:style-name="T13">Deskripsi</text:span></text:p>
          </table:table-cell>
        </table:table-row>
        <table:table-row table:style-name="Table9.2">
          <table:table-cell table:style-name="Table9.A2" office:value-type="string">
            <text:p text:style-name="P36">Data</text:p>
          </table:table-cell>
          <table:table-cell table:style-name="Table9.A2" office:value-type="string">
            <text:p text:style-name="P43">Karya berbagai ilustrator.</text:p>
          </table:table-cell>
        </table:table-row>
        <table:table-row table:style-name="Table9.2">
          <table:table-cell table:style-name="Table9.A3" office:value-type="string">
            <text:p text:style-name="P36">Bentuk interaksi</text:p>
          </table:table-cell>
          <table:table-cell table:style-name="Table9.A3" office:value-type="string">
            <text:p text:style-name="P43">Pull data untuk ditampilkan di homepage.</text:p>
          </table:table-cell>
        </table:table-row>
        <table:table-row table:style-name="Table9.2">
          <table:table-cell table:style-name="Table9.A2" office:value-type="string">
            <text:p text:style-name="P40">HTTP Method</text:p>
          </table:table-cell>
          <table:table-cell table:style-name="Table9.A2" office:value-type="string">
            <text:p text:style-name="P29">- <text:span text:style-name="T38">GET</text:span></text:p>
          </table:table-cell>
        </table:table-row>
        <table:table-row>
          <table:table-cell table:style-name="Table9.A5" office:value-type="string">
            <text:p text:style-name="P49">Catatan</text:p>
          </table:table-cell>
          <table:table-cell table:style-name="Table9.A5" office:value-type="string">
            <text:p text:style-name="P49">Tabel ini kemungkinan besar akan dihapus.</text:p>
          </table:table-cell>
        </table:table-row>
      </table:table>
      <text:h text:style-name="P81" text:outline-level="3">Tabel ‘illustration’</text:h>
      <table:table table:name="Table10" table:style-name="Table10" table:template-name="Simple Grid Rows">
        <table:table-column table:style-name="Table10.A"/>
        <table:table-column table:style-name="Table10.B"/>
        <table:table-row>
          <table:table-cell table:style-name="Table10.A1" office:value-type="string">
            <text:p text:style-name="P57">Teknis</text:p>
          </table:table-cell>
          <table:table-cell table:style-name="Table10.A1" office:value-type="string">
            <text:p text:style-name="P57">Progress / <text:span text:style-name="T13">Deskripsi</text:span></text:p>
          </table:table-cell>
        </table:table-row>
        <table:table-row table:style-name="Table10.2">
          <table:table-cell table:style-name="Table10.A2" office:value-type="string">
            <text:p text:style-name="P37">Data</text:p>
          </table:table-cell>
          <table:table-cell table:style-name="Table10.A2" office:value-type="string">
            <text:p text:style-name="P43">Karya-karya ilustrator.</text:p>
          </table:table-cell>
        </table:table-row>
        <table:table-row table:style-name="Table10.2">
          <table:table-cell table:style-name="Table10.A3" office:value-type="string">
            <text:p text:style-name="P37">Bentuk interaksi</text:p>
          </table:table-cell>
          <table:table-cell table:style-name="Table10.A3" office:value-type="string">
            <text:p text:style-name="P43">- Pull data untuk ditampilkan di user page <text:span text:style-name="T51">dan homepage.</text:span></text:p>
            <text:p text:style-name="P43">- <text:span text:style-name="T40">Upload </text:span><text:span text:style-name="T42">karya</text:span></text:p>
            <text:p text:style-name="P43">- <text:span text:style-name="T42">Hapus karya</text:span></text:p>
          </table:table-cell>
        </table:table-row>
        <table:table-row table:style-name="Table10.2">
          <table:table-cell table:style-name="Table10.A2" office:value-type="string">
            <text:p text:style-name="P41">HTTP Method</text:p>
          </table:table-cell>
          <table:table-cell table:style-name="Table10.A2" office:value-type="string">
            <text:p text:style-name="P30">- <text:span text:style-name="T38">GET</text:span></text:p>
            <text:p text:style-name="P30">- <text:span text:style-name="T38">PUT</text:span></text:p>
            <text:p text:style-name="P30">- <text:span text:style-name="T41">DELETE</text:span></text:p>
          </table:table-cell>
        </table:table-row>
        <table:table-row>
          <table:table-cell table:style-name="Table10.A5" office:value-type="string">
            <text:p text:style-name="P8"/>
          </table:table-cell>
          <table:table-cell table:style-name="Table10.A5" office:value-type="string">
            <text:p text:style-name="P13"/>
          </table:table-cell>
        </table:table-row>
      </table:table>
      <text:h text:style-name="P82" text:outline-level="3">Tabel ‘profile’</text:h>
      <table:table table:name="Table11" table:style-name="Table11" table:template-name="Simple Grid Rows">
        <table:table-column table:style-name="Table11.A"/>
        <table:table-column table:style-name="Table11.B"/>
        <table:table-row>
          <table:table-cell table:style-name="Table11.A1" office:value-type="string">
            <text:p text:style-name="P58">Teknis</text:p>
          </table:table-cell>
          <table:table-cell table:style-name="Table11.A1" office:value-type="string">
            <text:p text:style-name="P58">Progress / <text:span text:style-name="T13">Deskripsi</text:span></text:p>
          </table:table-cell>
        </table:table-row>
        <table:table-row table:style-name="Table11.2">
          <table:table-cell table:style-name="Table11.A2" office:value-type="string">
            <text:p text:style-name="P38">Data</text:p>
          </table:table-cell>
          <table:table-cell table:style-name="Table11.A2" office:value-type="string">
            <text:p text:style-name="P44">Profil ilustrator.</text:p>
          </table:table-cell>
        </table:table-row>
        <table:table-row table:style-name="Table11.2">
          <table:table-cell table:style-name="Table11.A3" office:value-type="string">
            <text:p text:style-name="P38">Bentuk interaksi</text:p>
          </table:table-cell>
          <table:table-cell table:style-name="Table11.A3" office:value-type="string">
            <text:p text:style-name="P45">Pull data untuk ditampilkan di halaman user <text:span text:style-name="T44">page bagian deskripsi</text:span></text:p>
          </table:table-cell>
        </table:table-row>
        <table:table-row table:style-name="Table11.2">
          <table:table-cell table:style-name="Table11.A2" office:value-type="string">
            <text:p text:style-name="P42">HTTP Method</text:p>
          </table:table-cell>
          <table:table-cell table:style-name="Table11.A2" office:value-type="string">
            <text:p text:style-name="P31">- <text:span text:style-name="T38">GET</text:span></text:p>
            <text:p text:style-name="P31">- <text:span text:style-name="T39">PUT</text:span></text:p>
          </table:table-cell>
        </table:table-row>
        <table:table-row>
          <table:table-cell table:style-name="Table11.A5" office:value-type="string">
            <text:p text:style-name="P9"/>
          </table:table-cell>
          <table:table-cell table:style-name="Table11.A5" office:value-type="string">
            <text:p text:style-name="P14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2.24pt dashe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font-size="16pt" fo:font-weight="bold" fo:background-color="#afd095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-left="0.0402in" fo:padding-right="0in" fo:padding-top="0in" fo:padding-bottom="0in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5:32:50.279685631</meta:creation-date>
    <dc:date>2024-05-23T21:52:21.510022766</dc:date>
    <meta:editing-duration>PT2H32M32S</meta:editing-duration>
    <meta:editing-cycles>178</meta:editing-cycles>
    <meta:generator>LibreOffice/7.4.7.2$Linux_X86_64 LibreOffice_project/40$Build-2</meta:generator>
    <meta:document-statistic meta:table-count="12" meta:image-count="0" meta:object-count="0" meta:page-count="5" meta:paragraph-count="146" meta:word-count="562" meta:character-count="3685" meta:non-whitespace-character-count="3281"/>
  </office:meta>
</office:document-meta>
</file>